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5.81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7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9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2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3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4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Agenor Pereira de Camargo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number-columns-repeated="2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ETRIL - Coop. de Eletr. e Telef. Rurais de Ibiúna Ltda.</text:p>
          </table:table-cell>
          <table:table-cell table:style-name="ce4" office:value-type="string">
            <text:p>Rua Tabelião Salvador Rolim de Freitas</text:p>
          </table:table-cell>
          <table:table-cell table:style-name="ce16" office:value-type="string">
            <text:p>3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105/0001-4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4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7"/>
        <table:table-column table:style-name="co19" table:default-cell-style-name="ce27"/>
        <table:table-column table:style-name="co20" table:default-cell-style-name="ce32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30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ASA-DE-FRIO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VANDERLE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0">
            <text:p>0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0">
            <text:p>0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0">
            <text:p>0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VANDERLE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Prestação de serviços</text:p>
          </table:table-cell>
          <table:table-cell table:style-name="ce31" office:value-type="float" office:value="63.83">
            <text:p>63,83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5">
            <text:p>5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74">
            <text:p>47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83">
            <text:p>48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6">
            <text:p>3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2">
            <text:p>8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NASTA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0">
            <text:p>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7">
            <text:p>137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DAKA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67">
            <text:p>16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0">
            <text:p>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92">
            <text:p>49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38">
            <text:p>43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2">
            <text:p>10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2">
            <text:p>13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35">
            <text:p>33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5">
            <text:p>10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22">
            <text:p>32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02">
            <text:p>20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0">
            <text:p>7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30">
            <text:p>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95">
            <text:p>49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16">
            <text:p>31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27">
            <text:p>22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0">
            <text:p>1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7">
            <text:p>53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15">
            <text:p>3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9">
            <text:p>12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2">
            <text:p>1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4">
            <text:p>6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68">
            <text:p>36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38">
            <text:p>23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5">
            <text:p>14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2">
            <text:p>17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RCO-SPLENDOR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6">
            <text:p>1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0">
            <text:p>9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4">
            <text:p>134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0">
            <text:p>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57">
            <text:p>25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7">
            <text:p>17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59">
            <text:p>15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9">
            <text:p>159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8">
            <text:p>128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-TEIXEI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30">
            <text:p>230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8">
            <text:p>8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8">
            <text:p>8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VALTER-SCHANDERT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9">
            <text:p>9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2">
            <text:p>9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2">
            <text:p>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XIKO-KARP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20">
            <text:p>3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85">
            <text:p>8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0]*0.3" office:value-type="float" office:value="25.5">
            <text:p>25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82">
            <text:p>8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1]*0.3" office:value-type="float" office:value="24.6">
            <text:p>24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ANA-CECIL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2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3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BENEDITO-GASP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4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11">
            <text:p>1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5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BIGBLOK</text:p>
          </table:table-cell>
          <table:table-cell table:style-name="ce25" office:value-type="float" office:value="18">
            <text:p>18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6]*0.3" office:value-type="float" office:value="5.4">
            <text:p>5,4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CASA-DE-FRIOS</text:p>
          </table:table-cell>
          <table:table-cell table:style-name="ce25" office:value-type="float" office:value="14">
            <text:p>14</text:p>
          </table:table-cell>
          <table:table-cell table:style-name="ce29" office:value-type="string">
            <text:p>Xerox emitidos no mês</text:p>
          </table:table-cell>
          <table:table-cell table:style-name="ce33" table:formula="oooc:=[.C157]*0.3" office:value-type="float" office:value="4.2">
            <text:p>4,2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CASSIA</text:p>
          </table:table-cell>
          <table:table-cell table:style-name="ce25" office:value-type="float" office:value="36">
            <text:p>36</text:p>
          </table:table-cell>
          <table:table-cell table:style-name="ce29" office:value-type="string">
            <text:p>Xerox emitidos no mês</text:p>
          </table:table-cell>
          <table:table-cell table:style-name="ce33" table:formula="oooc:=[.C158]*0.3" office:value-type="float" office:value="10.8">
            <text:p>10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9]*0.3" office:value-type="float" office:value="2.7">
            <text:p>2,7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47">
            <text:p>47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0]*0.3" office:value-type="float" office:value="14.1">
            <text:p>14,1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1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14">
            <text:p>14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2]*0.3" office:value-type="float" office:value="4.2">
            <text:p>4,2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3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TS</text:p>
          </table:table-cell>
          <table:table-cell table:style-name="ce25" office:value-type="float" office:value="27">
            <text:p>27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4]*0.3" office:value-type="float" office:value="8.1">
            <text:p>8,1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5">
            <text:p>1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5]*0.3" office:value-type="float" office:value="4.5">
            <text:p>4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6]*0.3" office:value-type="float" office:value="2.4">
            <text:p>2,4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NES</text:p>
          </table:table-cell>
          <table:table-cell table:style-name="ce25" office:value-type="float" office:value="11">
            <text:p>1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7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CIANA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8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9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Xerox emitidos no mês</text:p>
          </table:table-cell>
          <table:table-cell table:style-name="ce31" table:formula="oooc:=[.C170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OVETAKER</text:p>
          </table:table-cell>
          <table:table-cell table:style-name="ce25" office:value-type="float" office:value="19">
            <text:p>19</text:p>
          </table:table-cell>
          <table:table-cell table:style-name="ce25" office:value-type="string">
            <text:p>Xerox emitidos no mês</text:p>
          </table:table-cell>
          <table:table-cell table:style-name="ce31" table:formula="oooc:=[.C171]*0.3" office:value-type="float" office:value="5.7">
            <text:p>5,7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PETSTOK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Xerox emitidos no mês</text:p>
          </table:table-cell>
          <table:table-cell table:style-name="ce31" table:formula="oooc:=[.C172]*0.3" office:value-type="float" office:value="2.4">
            <text:p>2,4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REGINA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73]*0.3" office:value-type="float" office:value="1.5">
            <text:p>1,50</text:p>
          </table:table-cell>
          <table:table-cell table:style-name="ce34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ROLIM</text:p>
          </table:table-cell>
          <table:table-cell table:style-name="ce25" office:value-type="float" office:value="15">
            <text:p>15</text:p>
          </table:table-cell>
          <table:table-cell table:style-name="ce29" office:value-type="string">
            <text:p>Xerox emitidos no mês</text:p>
          </table:table-cell>
          <table:table-cell table:style-name="ce33" table:formula="oooc:=[.C174]*0.3" office:value-type="float" office:value="4.5">
            <text:p>4,5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AVISO</text:p>
          </table:table-cell>
          <table:table-cell table:style-name="ce23" office:value-type="string">
            <text:p>SILVIA</text:p>
          </table:table-cell>
          <table:table-cell table:style-name="ce25" office:value-type="float" office:value="22">
            <text:p>22</text:p>
          </table:table-cell>
          <table:table-cell table:style-name="ce29" office:value-type="string">
            <text:p>Xerox emitidos no mês</text:p>
          </table:table-cell>
          <table:table-cell table:style-name="ce33" table:formula="oooc:=[.C175]*0.3" office:value-type="float" office:value="6.6">
            <text:p>6,6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SUCESAR</text:p>
          </table:table-cell>
          <table:table-cell table:style-name="ce25" office:value-type="float" office:value="2">
            <text:p>2</text:p>
          </table:table-cell>
          <table:table-cell table:style-name="ce29" office:value-type="string">
            <text:p>Xerox emitidos no mês</text:p>
          </table:table-cell>
          <table:table-cell table:style-name="ce33" table:formula="oooc:=[.C176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TADASHI</text:p>
          </table:table-cell>
          <table:table-cell table:style-name="ce25" office:value-type="float" office:value="5">
            <text:p>5</text:p>
          </table:table-cell>
          <table:table-cell table:style-name="ce29" office:value-type="string">
            <text:p>Xerox emitidos no mês</text:p>
          </table:table-cell>
          <table:table-cell table:style-name="ce33" table:formula="oooc:=[.C177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AVISO</text:p>
          </table:table-cell>
          <table:table-cell table:style-name="ce23" office:value-type="string">
            <text:p>VALTER-SCHANDERT</text:p>
          </table:table-cell>
          <table:table-cell table:style-name="ce25" office:value-type="float" office:value="4">
            <text:p>4</text:p>
          </table:table-cell>
          <table:table-cell table:style-name="ce29" office:value-type="string">
            <text:p>Xerox emitidos no mês</text:p>
          </table:table-cell>
          <table:table-cell table:style-name="ce33" table:formula="oooc:=[.C178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LBM</text:p>
          </table:table-cell>
          <table:table-cell table:style-name="ce23" office:value-type="string">
            <text:p>VIDA-E-SAUDE</text:p>
          </table:table-cell>
          <table:table-cell table:style-name="ce25" office:value-type="float" office:value="4">
            <text:p>4</text:p>
          </table:table-cell>
          <table:table-cell table:style-name="ce29" office:value-type="string">
            <text:p>Xerox emitidos no mês</text:p>
          </table:table-cell>
          <table:table-cell table:style-name="ce33" table:formula="oooc:=[.C179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WRS</text:p>
          </table:table-cell>
          <table:table-cell table:style-name="ce25" office:value-type="float" office:value="7">
            <text:p>7</text:p>
          </table:table-cell>
          <table:table-cell table:style-name="ce29" office:value-type="string">
            <text:p>Xerox emitidos no mês</text:p>
          </table:table-cell>
          <table:table-cell table:style-name="ce33" table:formula="oooc:=[.C180]*0.3" office:value-type="float" office:value="2.1">
            <text:p>2,10</text:p>
          </table:table-cell>
          <table:table-cell table:number-columns-repeated="251"/>
        </table:table-row>
        <table:table-row table:style-name="ro1" table:number-rows-repeated="65355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80">
          <table:sort>
            <table:sort-by table:field-number="3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4">14/03/2008</text:date>, <text:time>14:37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Carlos Augusto Marcicano</meta:initial-creator>
    <meta:creation-date>2007-08-03T15:08:45</meta:creation-date>
    <dc:creator>Carlos Augusto Marcicano</dc:creator>
    <dc:date>2008-03-14T14:37:33</dc:date>
    <meta:printed-by>Carlos Augusto Marcicano</meta:printed-by>
    <meta:print-date>2007-09-27T11:53:34</meta:print-date>
    <dc:language>pt-BR</dc:language>
    <meta:editing-cycles>361</meta:editing-cycles>
    <meta:editing-duration>PT19H7M1S</meta:editing-duration>
    <meta:user-defined meta:name="Info 1"/>
    <meta:user-defined meta:name="Info 2"/>
    <meta:user-defined meta:name="Info 3"/>
    <meta:user-defined meta:name="Info 4"/>
    <meta:document-statistic meta:table-count="2" meta:cell-count="1918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src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src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